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sks 15<text:span text:style-name="T1">th</text:span> February</text:p>
      <text:p text:style-name="Standard"/>
      <text:list xml:id="list2007109334" text:style-name="L1">
        <text:list-item>
          <text:p text:style-name="P2">sequenceTextAreas should be non-editable – <text:tab/><text:tab/><text:tab/><text:tab/><text:tab/>B</text:p>
        </text:list-item>
        <text:list-item>
          <text:p text:style-name="P2">Select Highlighted sequence as target (look into)<text:tab/><text:tab/><text:tab/><text:tab/><text:tab/>B</text:p>
        </text:list-item>
        <text:list-item>
          <text:p text:style-name="P2">Look in to making Primer Design Rules dialogue box “permanently” visible<text:tab/>B</text:p>
        </text:list-item>
        <text:list-item>
          <text:p text:style-name="P2">Select Highlighted sequence as target (look into)<text:tab/><text:tab/><text:tab/><text:tab/><text:tab/>B</text:p>
        </text:list-item>
        <text:list-item>
          <text:p text:style-name="P1">allow users to check individual primers – <text:tab/><text:tab/><text:tab/><text:tab/><text:tab/><text:tab/>B and D</text:p>
        </text:list-item>
        <text:list-item>
          <text:p text:style-name="P1">Override button for primer design<text:tab/><text:tab/><text:tab/><text:tab/><text:tab/><text:tab/><text:tab/>D</text:p>
        </text:list-item>
        <text:list-item>
          <text:p text:style-name="P1">“Vanishing Primer”<text:tab/><text:tab/><text:tab/><text:tab/><text:tab/><text:tab/><text:tab/><text:tab/><text:tab/>D</text:p>
        </text:list-item>
        <text:list-item>
          <text:p text:style-name="P1">Expansion of rules in back end<text:tab/><text:tab/><text:tab/><text:tab/><text:tab/><text:tab/><text:tab/>D</text:p>
        </text:list-item>
        <text:list-item>
          <text:p text:style-name="P1">Improve self-annealing and repetition<text:tab/><text:tab/><text:tab/><text:tab/><text:tab/><text:tab/>D</text:p>
        </text:list-item>
        <text:list-item>
          <text:p text:style-name="P1">Dynamic Highlighting<text:tab/><text:tab/><text:tab/><text:tab/><text:tab/><text:tab/><text:tab/><text:tab/>T</text:p>
        </text:list-item>
        <text:list-item>
          <text:p text:style-name="P1">Fix double strand – <text:tab/><text:tab/><text:tab/><text:tab/><text:tab/><text:tab/><text:tab/><text:tab/><text:tab/>T</text:p>
        </text:list-item>
        <text:list-item>
          <text:p text:style-name="P1">Temperature Bug -<text:tab/><text:tab/><text:tab/><text:tab/><text:tab/><text:tab/><text:tab/><text:tab/><text:tab/>T</text:p>
        </text:list-item>
        <text:list-item>
          <text:p text:style-name="P1">Emphasise direction (5' – 3' etc)<text:tab/><text:tab/><text:tab/><text:tab/><text:tab/><text:tab/><text:tab/>T</text:p>
        </text:list-item>
        <text:list-item>
          <text:p text:style-name="P1">“FAIL” is harsh, change to more friendly language<text:tab/><text:tab/><text:tab/><text:tab/><text:tab/>M</text:p>
        </text:list-item>
        <text:list-item>
          <text:p text:style-name="P1">Include explicit instructions to use keyboard shortcuts for copy-paste<text:tab/><text:tab/>M</text:p>
        </text:list-item>
      </text:list>
      <text:p text:style-name="Standard"/>
      <text:p text:style-name="Standard">Key:</text:p>
      <text:p text:style-name="Standard"/>
      <text:p text:style-name="Standard"><text:tab/>J<text:tab/>-<text:tab/>Dmitrijs Jonins</text:p>
      <text:p text:style-name="Standard"><text:tab/>B<text:tab/>-<text:tab/>Ross Barnie<text:tab/></text:p>
      <text:p text:style-name="Standard"><text:tab/>D<text:tab/>-<text:tab/>Daniel McElroy</text:p>
      <text:p text:style-name="Standard"><text:tab/>T<text:tab/>-<text:tab/>Ross Taylor</text:p>
      <text:p text:style-name="Standard"><text:tab/>M<text:tab/>-<text:tab/>Murray Ro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Barnie</meta:initial-creator>
    <meta:creation-date>2013-02-15T16:52:14</meta:creation-date>
    <meta:document-statistic meta:table-count="0" meta:image-count="0" meta:object-count="0" meta:page-count="1" meta:paragraph-count="22" meta:word-count="142" meta:character-count="820" meta:non-whitespace-character-count="630"/>
    <dc:date>2013-02-15T17:00:36</dc:date>
    <dc:creator>Ross Barnie</dc:creator>
    <meta:editing-duration>PT8M22S</meta:editing-duration>
    <meta:editing-cycles>1</meta:editing-cycles>
    <meta:generator>LibreOffice/3.4$Unix LibreOffice_project/340m1$Build-502</meta:generator>
  </office:meta>
</office:document-meta>
</file>